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harlotte Sawyer</meta:initial-creator>
    <dc:creator>Charlotte Sawyer</dc:creator>
    <meta:creation-date>2016-02-01T19:29:00Z</meta:creation-date>
    <dc:date>2016-02-01T19:29:00Z</dc:date>
    <meta:print-date>2016-02-01T19:25:00Z</meta:print-date>
    <meta:template xlink:href="Normal" xlink:type="simple"/>
    <meta:editing-cycles>2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